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ro23" style:family="table-row">
      <style:table-row-properties style:row-height="3.1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48pt" fo:language="en" fo:country="US" style:font-name-asian="Arial" style:font-size-asian="48pt" style:language-asian="en" style:country-asian="US" style:font-name-complex="Tahoma1" style:font-size-complex="48pt" style:language-complex="en" style:country-complex="U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1">
            <text:p>0626 <text:s/>1411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1">
            <text:p>0626 <text:s/>1411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1">
            <text:p>0626 <text:s/>1411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1">
            <text:p>0626 <text:s/>1411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1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1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1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3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3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3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3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3">
            <text:p>0626 <text:s/>14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3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3">
            <text:p>0626 <text:s/>141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3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3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3">
            <text:p>0626 <text:s/>141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3">
            <text:p>0626 <text:s/>141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3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4">
            <text:p>0626 <text:s/>141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4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4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4">
            <text:p>0626 <text:s/>141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4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4">
            <text:p>0626 <text:s/>141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4">
            <text:p>0626 <text:s/>141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4">
            <text:p>0626 <text:s/>141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4">
            <text:p>0626 <text:s/>141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4">
            <text:p>0626 <text:s/>141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4">
            <text:p>0626 <text:s/>141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4">
            <text:p>0626 <text:s/>14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4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6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6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6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6">
            <text:p>0626 <text:s/>141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6">
            <text:p>0626 <text:s/>141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6">
            <text:p>0626 <text:s/>14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6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6">
            <text:p>0626 <text:s/>141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6">
            <text:p>0626 <text:s/>141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6">
            <text:p>0626 <text:s/>14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6">
            <text:p>0626 <text:s/>141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8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8">
            <text:p>0626 <text:s/>141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8">
            <text:p>0626 <text:s/>141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8">
            <text:p>0626 <text:s/>141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8">
            <text:p>0626 <text:s/>141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8">
            <text:p>0626 <text:s/>141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8">
            <text:p>0626 <text:s/>141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8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8">
            <text:p>0626 <text:s/>14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8">
            <text:p>0626 <text:s/>1411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9">
            <text:p>0626 <text:s/>14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9">
            <text:p>0626 <text:s/>141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9">
            <text:p>0626 <text:s/>141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9">
            <text:p>0626 <text:s/>1411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9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9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9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9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9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9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9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9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9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9">
            <text:p>0626 <text:s/>14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6T14:11:17.49">
            <text:p>0626 <text:s/>1411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6T14:11:17.49">
            <text:p>0626 <text:s/>1411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26T14:11:17.49">
            <text:p>2021/6/26 14:11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6T14:11:17.49">
            <text:p>0626 <text:s/>1411</text:p>
          </table:table-cell>
          <table:table-cell table:style-name="ce7" table:formula="of:=NOW()" office:value-type="date" office:date-value="2021-06-26T14:11:17.49">
            <text:p>0626 <text:s/>1411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26T14:11:17.49">
            <text:p>0626 <text:s/>141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57">
            <text:p>0626 <text:s/>141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59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59">
            <text:p>0626 <text:s/>141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59">
            <text:p>0626 <text:s/>1411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2" office:value-type="string" table:number-columns-spanned="2" table:number-rows-spanned="1">
            <text:p>yawm'al'dhamaI / a'raabiAI / h^uzayi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59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21" office:value-type="string" table:number-columns-spanned="2" table:number-rows-spanned="1">
            <text:p>chaharoom / juw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59">
            <text:p>0626 <text:s/>141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59">
            <text:p>0626 <text:s/>14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59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59">
            <text:p>0626 <text:s/>14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59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59">
            <text:p>0626 <text:s/>141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59">
            <text:p>0626 <text:s/>141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59">
            <text:p>0626 <text:s/>14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21" office:value-type="string">
            <text:p>al'xaamis / h^aziyra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59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21" office:value-type="string">
            <text:p>dhuw'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">
            <text:p>0626 <text:s/>141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">
            <text:p>0626 <text:s/>14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">
            <text:p>0626 <text:s/>141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">
            <text:p>0626 <text:s/>14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">
            <text:p>0626 <text:s/>141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">
            <text:p>0626 <text:s/>141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">
            <text:p>0626 <text:s/>141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">
            <text:p>0626 <text:s/>14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">
            <text:p>0626 <text:s/>141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21"/>
          <table:table-cell table:style-name="ce21" office:value-type="string">
            <text:p>yesterday, it was the seve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">
            <text:p>0626 <text:s/>14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21" office:value-type="string">
            <text:p>ishraba / al'qah'wata</text:p>
          </table:table-cell>
          <table:table-cell table:style-name="ce21" office:value-type="string">
            <text:p>i drink coffe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">
            <text:p>0626 <text:s/>14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21" office:value-type="string">
            <text:p>kah'we / mei-nuw'sha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3">
            <text:p>0626 <text:s/>1411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21" office:value-type="string" table:number-columns-spanned="2" table:number-rows-spanned="1">
            <text:p>사랑에서 떠나서는 안된다.</text:p>
          </table:table-cell>
          <table:covered-table-cell table:style-name="ce21"/>
          <table:table-cell table:style-name="ce23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3">
            <text:p>0626 <text:s/>141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21" office:value-type="string" table:number-columns-spanned="2" table:number-rows-spanned="1">
            <text:p>사랑의 대신이 될 수 있는 건, 이 우주에서는 없다.</text:p>
          </table:table-cell>
          <table:covered-table-cell table:style-name="ce21"/>
          <table:table-cell table:style-name="ce23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3">
            <text:p>0626 <text:s/>141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3">
            <text:p>0626 <text:s/>1411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3">
            <text:p>0626 <text:s/>14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3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3">
            <text:p>0626 <text:s/>14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3">
            <text:p>0626 <text:s/>141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3">
            <text:p>0626 <text:s/>1411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21"/>
          <table:table-cell table:style-name="ce21" office:value-type="string">
            <text:p>it was wednesday, the ni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3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3">
            <text:p>0626 <text:s/>1411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21" office:value-type="string">
            <text:p>akala'l'ruzi / anahum / ya'akuluwna'l'uruza. / kadzaalika</text:p>
          </table:table-cell>
          <table:table-cell table:style-name="ce21" office:value-type="string">
            <text:p>I eat rice. they eat rice, as well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5">
            <text:p>0626 <text:s/>14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21" office:value-type="string">
            <text:p>ghadzoo[food / xuwr[eat</text:p>
          </table:table-cell>
          <table:table-cell table:style-name="ce21" office:value-type="string">
            <text:p>cats eat foo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5">
            <text:p>0626 <text:s/>141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5">
            <text:p>0626 <text:s/>141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 office:value-type="string">
            <text:p>it is not good. it is bad. please don't do it. please stop it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5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5">
            <text:p>0626 <text:s/>141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5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21" office:value-type="string" table:number-columns-spanned="2" table:number-rows-spanned="1">
            <text:p>it was thursday, the tenth of june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5">
            <text:p>0626 <text:s/>14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5">
            <text:p>0626 <text:s/>141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21"/>
          <table:table-cell table:style-name="ce21" office:value-type="string">
            <text:p>it was thursday, the tenth of june.</text:p>
          </table:table-cell>
          <table:table-cell table:style-name="ce23"/>
          <table: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5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5">
            <text:p>0626 <text:s/>141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21" office:value-type="string">
            <text:p>astax'dimu / a'daraadhata / kul / yaomen</text:p>
          </table:table-cell>
          <table:table-cell table:style-name="ce21" office:value-type="string">
            <text:p>I use bicycl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5">
            <text:p>0626 <text:s/>141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21" office:value-type="string">
            <text:p>har / fluwt / dhapaniy / miy'zanam</text:p>
          </table:table-cell>
          <table:table-cell table:style-name="ce21" office:value-type="string">
            <text:p>I play japanese flut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5">
            <text:p>0626 <text:s/>141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6">
            <text:p>0626 <text:s/>1411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6">
            <text:p>0626 <text:s/>141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6">
            <text:p>0626 <text:s/>14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21" office:value-type="string">
            <text:p>昔、犬を飼っていました。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6">
            <text:p>0626 <text:s/>14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6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6">
            <text:p>0626 <text:s/>14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6">
            <text:p>0626 <text:s/>141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6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21" office:value-type="string" table:number-columns-spanned="2" table:number-rows-spanned="1">
            <text:p>h^aziy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6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8">
            <text:p>0626 <text:s/>14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21" office:value-type="string">
            <text:p>alkol / miy'nuwsham</text:p>
          </table:table-cell>
          <table:table-cell table:style-name="ce21" office:value-type="string">
            <text:p>I drink alcohol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8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8">
            <text:p>0626 <text:s/>14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8">
            <text:p>0626 <text:s/>141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 office:value-type="string">
            <text:p>it is good. you are doing well. please do it. please continue it. / please do it again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8">
            <text:p>0626 <text:s/>14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9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9">
            <text:p>0626 <text:s/>14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9">
            <text:p>0626 <text:s/>141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9">
            <text:p>0626 <text:s/>141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9">
            <text:p>0626 <text:s/>14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9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69">
            <text:p>0626 <text:s/>1411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1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1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21" office:value-type="string" table:number-columns-spanned="2" table:number-rows-spanned="1">
            <text:p>hedh'daho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1">
            <text:p>0626 <text:s/>141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21" office:value-type="string">
            <text:p>ism'ka / ushkur'ka</text:p>
          </table:table-cell>
          <table:table-cell table:style-name="ce21" office:value-type="string">
            <text:p>what is your name? thank you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1">
            <text:p>0626 <text:s/>1411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21" office:value-type="string">
            <text:p>ism / shumaa[name / chiyst / muta'shakkir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1">
            <text:p>0626 <text:s/>141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1">
            <text:p>0626 <text:s/>141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 office:value-type="string">
            <text:p>ここには、ロープが張られていない。落ちます。危険です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1">
            <text:p>0626 <text:s/>14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1">
            <text:p>0626 <text:s/>141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3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3">
            <text:p>0626 <text:s/>14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3">
            <text:p>0626 <text:s/>141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3">
            <text:p>0626 <text:s/>141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1T09:41:18.81">
            <text:p>0621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ra từ cánh tay của bạn. / giống nhao, từ chân của bạn. / anh ấy bị ngã xuống đén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3">
            <text:p>0626 <text:s/>14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của anh ấy bị sưng lên. / anh ta đạ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3">
            <text:p>0626 <text:s/>141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크로 : 계단 아래 삼각형의 소공간에서 나왔다. / (2) 미케 : 크로가 상기의 공간에서 남 쪽에 나왔던 무렵, 미케도 그 장소에 도착했다. / (3) 미케에 마사지를 시작하면, 크로는 떠난다. 한 두 번 미케에게 마사지를 한 후 나는 옹벽으로 걷기 시작했다. / (4) 크로를 안아하고 옹벽으로. (5) 크로, 다음으로,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3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k, dwudzie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3">
            <text:p>0626 <text:s/>141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wydmuchanie dźwięków. / (2) w ostatniej chwili czasu ćwiczeń, w najbardziej ostatniej, wychodzi jedny dobrze brzmiący[sounding dźwięk "kan"-u. / (3) kształt ust dla tego dźwięku : pionowy[vertical owalny kształt. rozmiar[size to, w porównaniu[comparison do wcześniej rozmiaru, większ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3">
            <text:p>0626 <text:s/>14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2">
            <text:p>9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2T10:14:54.03">
            <text:p>0622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3">
            <text:p>0626 <text:s/>14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2">
            <text:p>2</text:p>
          </table:table-cell>
          <table:table-cell table:style-name="ce6"/>
          <table:table-cell table:style-name="ce9" office:value-type="string">
            <text:p>v2-50</text:p>
          </table:table-cell>
          <table:table-cell table:style-name="ce18" office:value-type="string">
            <text:p>nó thực sự đã xảy ra? / anh ấy ngã xuống sàn. / nó là rấ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3">
            <text:p>0626 <text:s/>1411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3">
            <text:p>3</text:p>
          </table:table-cell>
          <table:table-cell table:style-name="ce6"/>
          <table:table-cell table:style-name="ce9" office:value-type="string">
            <text:p>c1</text:p>
          </table:table-cell>
          <table:table-cell table:style-name="ce19" office:value-type="string">
            <text:p>សួស្តី។</text:p>
          </table:table-cell>
          <table:table-cell table:style-name="ce21" office:value-type="string">
            <text:p>soos'dai</text:p>
          </table:table-cell>
          <table:table-cell table:style-name="ce21" office:value-type="string">
            <text:p>hello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3">
            <text:p>0626 <text:s/>1411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4">
            <text:p>4</text:p>
          </table:table-cell>
          <table:table-cell table:style-name="ce6"/>
          <table:table-cell table:style-name="ce9" office:value-type="string">
            <text:p>c2</text:p>
          </table:table-cell>
          <table:table-cell table:style-name="ce19" office:value-type="string">
            <text:p>សូមអរគុណ។</text:p>
          </table:table-cell>
          <table:table-cell table:style-name="ce21" office:value-type="string">
            <text:p>soum au'kon</text:p>
          </table:table-cell>
          <table:table-cell table:style-name="ce21" office:value-type="string">
            <text:p>thank you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4">
            <text:p>0626 <text:s/>1411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5">
            <text:p>5</text:p>
          </table:table-cell>
          <table:table-cell table:style-name="ce6"/>
          <table:table-cell table:style-name="ce9" office:value-type="string">
            <text:p>c3</text:p>
          </table:table-cell>
          <table:table-cell table:style-name="ce19" office:value-type="string">
            <text:p>សូម។</text:p>
          </table:table-cell>
          <table:table-cell table:style-name="ce21" office:value-type="string">
            <text:p>soum</text:p>
          </table:table-cell>
          <table:table-cell table:style-name="ce21" office:value-type="string">
            <text:p>pleas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4">
            <text:p>0626 <text:s/>1411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6">
            <text:p>6</text:p>
          </table:table-cell>
          <table:table-cell table:style-name="ce6"/>
          <table:table-cell table:style-name="ce9" office:value-type="string">
            <text:p>c4</text:p>
          </table:table-cell>
          <table:table-cell table:style-name="ce20" office:value-type="string">
            <text:p>អ្នក.មានចិត្ត.ល្អ.។ </text:p>
          </table:table-cell>
          <table:table-cell table:style-name="ce21" office:value-type="string">
            <text:p>njak njen cha.k'loo</text:p>
          </table:table-cell>
          <table:table-cell table:style-name="ce21" office:value-type="string">
            <text:p>you are kin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4">
            <text:p>0626 <text:s/>14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내가 옹벽에 도착할 까지 지상에 내려오지 않았다. / (1) 미케 : 내려왔지만, 내가 먼저 크로에게 페이스트를 주려고 하면, 자신도 보도 쪽으로 가서 옹벽에 올라왔다. 이어 내가 그녀를 안아하고 지상에 내려했지만, 잠시 후 다시 옹벽으로 돌아가서 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6">
            <text:p>0626 <text:s/>141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8">
            <text:p>8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2) 크로는 내려오지 않았다. (3) 미케 : 고체를 먹고 있던 때. 나는 비닐 봉지를 팔에 갖고 있었는데, 이 봉지가 거칠거칠 소리를 냈다. 그러자 미케는 옹벽 뒤 쪽, 울타리 바로 <text:s/>앞에 물러났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6">
            <text:p>0626 <text:s/>14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9">
            <text:p>9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pierwsz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6">
            <text:p>0626 <text:s/>141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10">
            <text:p>10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jedna kompozycja (2) ćwiczenie "kan"-u. (3) zauważyłem[noticed : kształt ust --&gt; górna warga, to jest lekko obniżona[lowered, trochę bardziej okrągła[round. (4) kształt wargi dolnej : obu[both strony obok[beside części środkowej, napinasz[tighten je, aby się podniosły[ris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6">
            <text:p>0626 <text:s/>141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2">
            <text:p>10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3T12:06:54.98">
            <text:p>0623</text:p>
          </table:table-cell>
          <table:table-cell table:style-name="ce9" office:value-type="string">
            <text:p>v1-49</text:p>
          </table:table-cell>
          <table:table-cell table:style-name="ce18" office:value-type="string">
            <text:p>tại[in sao[how mũi[nose anh ấy lại chảy máu?</text:p>
          </table:table-cell>
          <table:table-cell table:style-name="ce21" office:value-type="string" table:number-columns-spanned="2" table:number-rows-spanned="1">
            <text:p>why his nose is bleeding? / because an iron rod fell on his nose 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6">
            <text:p>0626 <text:s/>14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2">
            <text:p>2</text:p>
          </table:table-cell>
          <table:table-cell table:style-name="ce6"/>
          <table:table-cell table:style-name="ce9" office:value-type="string">
            <text:p>v1-48</text:p>
          </table:table-cell>
          <table:table-cell table:style-name="ce18" office:value-type="string">
            <text:p>tại sao đầu anh ấy đang chảy máu? anh ta đánh đầu vào đâu? khi nào?</text:p>
          </table:table-cell>
          <table:table-cell table:style-name="ce21" office:value-type="string" table:number-columns-spanned="2" table:number-rows-spanned="1">
            <text:p>why his head is bleeding? where did he hit his head, whe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6">
            <text:p>0626 <text:s/>141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"평평 장소" 에 도달할 무렵, 먼저 크로, 곧 이어, 미케가 달려왔다. / 잠시 마사지. / 돌아가기. 크로를 안아하고 옹벽으로. 크로, 그리고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7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dwudziesty drugi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7">
            <text:p>0626 <text:s/>14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sposób dla dźwięków "kan"-u. / użyłem tego sposób, który zauważyłem w przedostatniej sesji, tzn., w dwóch sesjach temu. (2) w tej sesji, czułem się, że otwierałem[opened moją usta raczej duże, ale wczoraj, czułem się, że nie tak duż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7">
            <text:p>0626 <text:s/>14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5T09:03:02.05">
            <text:p>0625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có một cái lỗ ơ đây. / nguy hiểm. / đặt một bảng, như thế này.</text:p>
          </table:table-cell>
          <table:table-cell table:style-name="ce21" office:value-type="string" table:number-columns-spanned="2" table:number-rows-spanned="1">
            <text:p>ここに穴があります。危ないです。板を置きます。このように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7">
            <text:p>0626 <text:s/>141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v2-46</text:p>
          </table:table-cell>
          <table:table-cell table:style-name="ce18" office:value-type="string">
            <text:p>bạn đi về phía trước. / bạn quay sang trái. / và, bạn rẽ sang phải. / ở đó, có một nhà vệ sinh.</text:p>
          </table:table-cell>
          <table:table-cell table:style-name="ce21" office:value-type="string" table:number-columns-spanned="2" table:number-rows-spanned="1">
            <text:p>you go forward. / you turn to the left. / and, you turn to the right / there is a toile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7">
            <text:p>0626 <text:s/>14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즉시 내려왔다. (2) 미케는 잠시 옹벽 위에서 울고 있다. 나는 그녀 뒷다리를 가볍게 드린다. 미케는 내려온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7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7">
            <text:p>0626 <text:s/>1411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podobny procesja. każdy dźwięk, kompozycja, w końcu, dźwięki "kan"-u. (2) o "kan"-e : znowu, kolejny sposób wydmuchania. &lt;1&gt; dolna warga, mięśni w dolnej części której, napinasz[tighten te w kierunku[direction zewnętrznym[outward. &lt;2&gt; te w górnej części ktrórej, napinasz te w kierunku wewnątrznym[inward. &lt;3&gt; punkty końcowe mięśni, te znajdują[find się nieco[somewhat wewnątrzy w kącikach[corner us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7">
            <text:p>0626 <text:s/>141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رابع عشرين من حزيران</text:p>
          </table:table-cell>
          <table:table-cell table:style-name="ce21"/>
          <table:table-cell table:style-name="ce21" office:value-type="string">
            <text:p>it was thursday, the twenty-forth of jun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7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یست و چهار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7">
            <text:p>0626 <text:s/>14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یروز باران نیامد.</text:p>
          </table:table-cell>
          <table:table-cell table:style-name="ce21" office:value-type="string">
            <text:p>na'yama[not come</text:p>
          </table:table-cell>
          <table:table-cell table:style-name="ce21" office:value-type="string">
            <text:p>it did not rain yester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9">
            <text:p>0626 <text:s/>14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شتريت تذكرة قطار أمس.</text:p>
          </table:table-cell>
          <table:table-cell table:style-name="ce21" office:value-type="string" table:number-columns-spanned="2" table:number-rows-spanned="1">
            <text:p>ishtaraytu[bought / ta'kirata[ticket / qit^aari[train / amse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9">
            <text:p>0626 <text:s/>14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 че'тверг, два'дцать четве'&lt;jo&gt;ртое ию'ня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9">
            <text:p>0626 <text:s/>14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че'ра, не сде'лал[do иссле'довательской[of-research де'ятельностью[activities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9">
            <text:p>0626 <text:s/>141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6T13:38:19.32">
            <text:p>0626</text:p>
          </table:table-cell>
          <table:table-cell table:style-name="ce9" office:value-type="string">
            <text:p>v1-45</text:p>
          </table:table-cell>
          <table:table-cell table:style-name="ce18" office:value-type="string">
            <text:p>tôi khát nước. / tôi có thể uống nước ở đâu? / có chỗ[room để uống nước không? / cung[provide~1 cấp nước.</text:p>
          </table:table-cell>
          <table:table-cell table:style-name="ce21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9">
            <text:p>0626 <text:s/>14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8" office:value-type="string">
            <text:p>bạn có thể nắm tay anh ấy không? / vui lòng nắm thân hình của anh ấy.</text:p>
          </table:table-cell>
          <table:table-cell table:style-name="ce21" office:value-type="string" table:number-columns-spanned="2" table:number-rows-spanned="1">
            <text:p>can you hold his arm? please hold his bod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9">
            <text:p>0626 <text:s/>14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모두, 먼저, 지상에 내려오지 않는다. / (2) 조금 전에 발견했던 것이지만, 집으로 돌아가면, 아래팔에서 지렁이붓기 같은 상태로 되고 있다. 양아래팔, 안쪽. &lt;1&gt; 한 번, 크로만을 옹벽으로 올렸던 것이 있었다. 그 밤에도 이 지렁이 붓기는 생겼다. 그래서 원인은 크로 일거라고 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4.8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4.8">
            <text:p>0626 <text:s/>14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ażdy dźwięk, kompozycja, dźwięki "kan"-u. / (2) nowy rzecz : za pierwszym razem dla "kan"-u. wargi się męczą[get-tired. jak dotąd[so-far, zawsze, kończę samą sesję, gdy[when usta się zmęczą. &lt;2&gt; wczoraj, zamiast[instead~1 tego, <text:s/>ćwiczyłem technikę trylu, w zakresie[range "o-du"-u. &lt;3&gt; a potem, po chwili, wznowiłem[resumed ćwiczenia "kan"-u. &lt;4&gt; usta wydawały[seemed się być z powrotem[back~z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4.8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4.8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9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9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6">
            <text:p>12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9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7">
            <text:p>12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7.79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8">
            <text:p>12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5.46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9">
            <text:p>12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5.46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0">
            <text:p>13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5.46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1">
            <text:p>13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5.46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2">
            <text:p>13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5.46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3">
            <text:p>13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5.46">
            <text:p>0626 <text:s/>14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4">
            <text:p>13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6T14:11:15.46">
            <text:p>0626 <text:s/>1411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6T14:11:15.46">
            <text:p>0626 <text:s/>1411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26T14:11:17.8">
            <text:p>0626 <text:s/>1411</text:p>
          </table:table-cell>
          <table:table-cell table:style-name="ce7" table:formula="of:=NOW()" office:value-type="date" office:date-value="2021-06-26T14:11:17.8">
            <text:p>0626 <text:s/>1411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26T14:11:17.8">
            <text:p>0626 <text:s/>1411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9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6">2021/06/26</text:date>, <text:time>14:11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26T14:11:17.11</dc:date>
    <dc:creator>iwabuchi ken</dc:creator>
    <meta:editing-duration>P3DT23H25M26S</meta:editing-duration>
    <meta:editing-cycles>578</meta:editing-cycles>
    <meta:generator>OpenOffice/4.1.3$Win32 OpenOffice.org_project/413m1$Build-9783</meta:generator>
    <meta:document-statistic meta:table-count="2" meta:cell-count="1202" meta:object-count="0"/>
  </office:meta>
</office:document-meta>
</file>